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1pt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font-name="Times New Roman" fo:font-size="11pt" fo:font-weight="normal" officeooo:paragraph-rsid="0006407f" style:font-size-asian="11pt" style:font-weight-asian="normal" style:font-size-complex="11pt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Times New Roman" fo:font-size="10pt" style:font-size-asian="10pt" style:font-size-complex="10pt"/>
    </style:style>
    <style:style style:name="P7" style:family="paragraph" style:parent-style-name="Standard">
      <style:paragraph-properties fo:text-align="justify" style:justify-single-word="false"/>
      <style:text-properties style:font-name="Times New Roman" fo:font-size="10pt" style:text-underline-style="solid" style:text-underline-width="auto" style:text-underline-color="font-color" style:font-size-asian="10pt" style:font-size-complex="10pt"/>
    </style:style>
    <style:style style:name="P8" style:family="paragraph" style:parent-style-name="Standard">
      <style:paragraph-properties fo:text-align="justify" style:justify-single-word="fals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P9" style:family="paragraph" style:parent-style-name="Standard">
      <style:paragraph-properties fo:text-align="justify" style:justify-single-word="false"/>
      <style:text-properties style:font-name="Times New Roman" fo:font-size="10pt" fo:font-weight="bold" officeooo:paragraph-rsid="0006407f" style:font-size-asian="10pt" style:font-weight-asian="bold" style:font-size-complex="10pt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Times New Roman" fo:font-size="10pt" fo:font-weight="bold" officeooo:rsid="0005c424" officeooo:paragraph-rsid="0005c424" style:font-size-asian="10pt" style:font-weight-asian="bold" style:font-size-complex="10pt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Times New Roman" fo:font-size="10pt" fo:font-weight="bold" officeooo:rsid="00069f76" officeooo:paragraph-rsid="00069f76" style:font-size-asian="10pt" style:font-weight-asian="bold" style:font-size-complex="10pt" style:font-weight-complex="bold"/>
    </style:style>
    <style:style style:name="P12" style:family="paragraph" style:parent-style-name="Standard">
      <style:paragraph-properties fo:text-align="justify" style:justify-single-word="false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font-name="Times New Roman" fo:font-size="10pt" fo:font-weight="normal" officeooo:paragraph-rsid="0006407f" style:font-size-asian="10pt" style:font-weight-asian="normal" style:font-size-complex="10pt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font-name="Times New Roman" fo:font-size="10pt" fo:font-weight="normal" officeooo:rsid="0005c424" officeooo:paragraph-rsid="0006407f" style:font-size-asian="10pt" style:font-weight-asian="normal" style:font-size-complex="10pt" style:font-weight-complex="normal"/>
    </style:style>
    <style:style style:name="P15" style:family="paragraph" style:parent-style-name="Standard">
      <style:paragraph-properties fo:text-align="justify" style:justify-single-word="false"/>
      <style:text-properties style:font-name="Times New Roman" fo:font-size="10pt" fo:font-weight="normal" officeooo:rsid="0008034c" officeooo:paragraph-rsid="0008034c" style:font-size-asian="10pt" style:font-weight-asian="normal" style:font-size-complex="10pt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text-position="0% 100%" style:font-name="Times New Roman" fo:font-size="10pt" fo:font-weight="normal" style:font-size-asian="10pt" style:font-weight-asian="normal" style:font-size-complex="10pt" style:font-weight-complex="normal"/>
    </style:style>
    <style:style style:name="P17" style:family="paragraph" style:parent-style-name="Standard">
      <style:paragraph-properties fo:text-align="justify" style:justify-single-word="false"/>
      <style:text-properties fo:font-size="10pt" style:font-size-asian="10pt" style:font-size-complex="10pt"/>
    </style:style>
    <style:style style:name="P18" style:family="paragraph" style:parent-style-name="Standard">
      <style:paragraph-properties fo:text-align="center" style:justify-single-word="false"/>
      <style:text-properties officeooo:paragraph-rsid="00069f76"/>
    </style:style>
    <style:style style:name="P19" style:family="paragraph" style:parent-style-name="Standard" style:list-style-name="L1">
      <style:paragraph-properties fo:text-align="justify" style:justify-single-word="fals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P20" style:family="paragraph" style:parent-style-name="Standard" style:list-style-name="L2">
      <style:paragraph-properties fo:text-align="justify" style:justify-single-word="fals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P21" style:family="paragraph" style:parent-style-name="Standard" style:list-style-name="L3">
      <style:paragraph-properties fo:text-align="justify" style:justify-single-word="fals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P22" style:family="paragraph" style:parent-style-name="Standard" style:list-style-name="L4">
      <style:text-properties style:font-name="Times New Roman" fo:font-size="10pt" officeooo:paragraph-rsid="0007d4bd" style:font-size-asian="10pt" style:font-size-complex="10pt"/>
    </style:style>
    <style:style style:name="P23" style:family="paragraph" style:parent-style-name="Standard" style:list-style-name="L4">
      <style:paragraph-properties fo:text-align="justify" style:justify-single-word="false"/>
      <style:text-properties style:font-name="Times New Roman" fo:font-size="10pt" officeooo:paragraph-rsid="00084d19" style:font-size-asian="10pt" style:font-size-complex="10pt"/>
    </style:style>
    <style:style style:name="P24" style:family="paragraph" style:parent-style-name="Standard" style:list-style-name="L4">
      <style:paragraph-properties fo:text-align="start" style:justify-single-word="false"/>
      <style:text-properties style:font-name="Times New Roman" fo:font-size="10pt" style:font-size-asian="10pt" style:font-size-complex="10pt"/>
    </style:style>
    <style:style style:name="P25" style:family="paragraph" style:parent-style-name="Standard" style:list-style-name="L4">
      <style:text-properties style:font-name="Times New Roman" fo:font-size="10pt" fo:font-weight="normal" officeooo:paragraph-rsid="0007d4bd" style:font-size-asian="10pt" style:font-weight-asian="normal" style:font-size-complex="10pt" style:font-weight-complex="normal"/>
    </style:style>
    <style:style style:name="P26" style:family="paragraph" style:parent-style-name="Standard" style:list-style-name="L4">
      <style:paragraph-properties fo:text-align="justify" style:justify-single-word="false"/>
      <style:text-properties style:font-name="Times New Roman" fo:font-size="10pt" fo:font-weight="normal" officeooo:rsid="00069f76" officeooo:paragraph-rsid="0007d4bd" style:font-size-asian="10pt" style:font-weight-asian="normal" style:font-size-complex="10pt" style:font-weight-complex="normal"/>
    </style:style>
    <style:style style:name="P27" style:family="paragraph" style:parent-style-name="Standard" style:list-style-name="L4">
      <style:paragraph-properties fo:text-align="justify" style:justify-single-word="false"/>
      <style:text-properties style:font-name="Times New Roman" fo:font-size="10pt" fo:font-weight="normal" officeooo:rsid="00069f76" officeooo:paragraph-rsid="00084d19" style:font-size-asian="10pt" style:font-weight-asian="normal" style:font-size-complex="10pt" style:font-weight-complex="normal"/>
    </style:style>
    <style:style style:name="P28" style:family="paragraph" style:parent-style-name="Standard">
      <style:paragraph-properties fo:text-align="justify" style:justify-single-word="false"/>
      <style:text-properties style:font-name="Times New Roman" fo:font-size="10pt" fo:font-weight="normal" officeooo:rsid="00069f76" officeooo:paragraph-rsid="0007d4bd" style:font-size-asian="10pt" style:font-weight-asian="normal" style:font-size-complex="10pt" style:font-weight-complex="normal"/>
    </style:style>
    <style:style style:name="P29" style:family="paragraph" style:parent-style-name="Standard">
      <style:paragraph-properties fo:text-align="justify" style:justify-single-word="false"/>
      <style:text-properties style:font-name="Times New Roman" fo:font-size="10pt" fo:font-weight="normal" officeooo:rsid="00069f76" officeooo:paragraph-rsid="000b7c30" style:font-size-asian="10pt" style:font-weight-asian="normal" style:font-size-complex="10pt" style:font-weight-complex="normal"/>
    </style:style>
    <style:style style:name="P30" style:family="paragraph" style:parent-style-name="Standard" style:list-style-name="L1">
      <style:paragraph-properties fo:text-align="justify" style:justify-single-word="false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position="super 58%"/>
    </style:style>
    <style:style style:name="T3" style:family="text">
      <style:text-properties style:text-position="-33% 58%"/>
    </style:style>
    <style:style style:name="T4" style:family="text">
      <style:text-properties style:text-position="-33% 58%" fo:font-size="10pt" style:font-size-asian="10pt" style:font-size-complex="10pt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color="#579d1c"/>
    </style:style>
    <style:style style:name="T7" style:family="text">
      <style:text-properties fo:color="#579d1c" style:font-name="Times New Roman" fo:font-size="10pt" fo:font-weight="normal" style:font-size-asian="10pt" style:font-weight-asian="normal" style:font-size-complex="10pt" style:font-weight-complex="normal"/>
    </style:style>
    <style:style style:name="T8" style:family="text">
      <style:text-properties style:text-position="sub 58%"/>
    </style:style>
    <style:style style:name="T9" style:family="text">
      <style:text-properties style:text-position="sub 58%" fo:font-weight="normal" style:font-weight-asian="normal" style:font-weight-complex="normal"/>
    </style:style>
    <style:style style:name="T10" style:family="text">
      <style:text-properties style:text-position="0% 100%"/>
    </style:style>
    <style:style style:name="T11" style:family="text">
      <style:text-properties style:text-position="0% 100%" fo:font-size="10pt" style:font-size-asian="10pt" style:font-size-complex="10pt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08034c" style:font-weight-asian="bold" style:font-weight-complex="bold"/>
    </style:style>
    <style:style style:name="T16" style:family="text">
      <style:text-properties style:font-name="Times New Roman"/>
    </style:style>
    <style:style style:name="T17" style:family="text">
      <style:text-properties style:font-name="Times New Roman" fo:font-weight="normal" style:font-weight-asian="normal" style:font-weight-complex="normal"/>
    </style:style>
    <style:style style:name="T18" style:family="text">
      <style:text-properties style:font-name="Times New Roman" fo:font-style="italic" fo:font-weight="normal" style:font-style-asian="italic" style:font-weight-asian="normal" style:font-style-complex="italic" style:font-weight-complex="normal"/>
    </style:style>
    <style:style style:name="T19" style:family="text"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T20" style:family="text">
      <style:text-properties style:font-name="Times New Roman" fo:font-size="10pt" style:font-size-asian="10pt" style:font-size-complex="10pt"/>
    </style:style>
    <style:style style:name="T21" style:family="text">
      <style:text-properties fo:font-size="10pt" style:font-size-asian="10pt" style:font-size-complex="10pt"/>
    </style:style>
    <style:style style:name="T22" style:family="text">
      <style:text-properties officeooo:rsid="00096e93"/>
    </style:style>
    <style:style style:name="T23" style:family="text">
      <style:text-properties officeooo:rsid="0009b3c4"/>
    </style:style>
    <style:style style:name="T24" style:family="text">
      <style:text-properties officeooo:rsid="000ba874"/>
    </style:style>
    <text:list-style style:name="L1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I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P <text:span text:style-name="T23">18</text:span>: Spectre</text:p>
      <text:p text:style-name="P3"/>
      <text:p text:style-name="P6"><text:span text:style-name="T1">Élément imposé </text:span>: 007,loi de Wien, Types spectraux des étoiles, <text:span text:style-name="T5">spectre sonore, spectres RMN, IR, UV-Visible, spectres continus/ de raies</text:span></text:p>
      <text:p text:style-name="P7"/>
      <text:p text:style-name="P6"><text:span text:style-name="T1">Niveau</text:span> : 1ère enseignement de spécialité</text:p>
      <text:p text:style-name="P6"><text:span text:style-name="T1">Prérequis</text:span> : <text:s text:c="7"/>- ondes électromagnétiques (2nd)</text:p>
      <text:p text:style-name="P6"><text:tab/><text:tab/>- spectres d’émission (continu et de raie) (2nd)</text:p>
      <text:p text:style-name="P6"><text:tab/><text:tab/>- modèle ondulatoire et particulaire de la lumière (1ere)</text:p>
      <text:p text:style-name="P6"><text:tab/><text:tab/>- loi de Beer-Lambert, spectroscopie UV-Visible (2nd)</text:p>
      <text:p text:style-name="P6"><text:tab/><text:tab/>- incertitudes de type B (2nd)</text:p>
      <text:p text:style-name="P6"><text:span text:style-name="T1">Biblio</text:span> : <text:s text:c="10"/>- 1ere enseignement de spécialité Bordas</text:p>
      <text:p text:style-name="P6"><text:tab/><text:tab/>- Bordas, 1ere enseignement scientifique</text:p>
      <text:p text:style-name="P6"><text:tab/><text:tab/>- Bordas 2nd programme 2019</text:p>
      <text:p text:style-name="P6"><text:tab/><text:tab/>- Nathan, TS, programme 2012</text:p>
      <text:p text:style-name="P6"/>
      <text:p text:style-name="P8">Introduction pédagogique</text:p>
      <text:p text:style-name="P8"/>
      <text:p text:style-name="P12">Niveau 1<text:span text:style-name="T2">er </text:span>: là que les élèves vont vraiment étudier les spectres et en tirer éléments quantitatifs. </text:p>
      <text:p text:style-name="P12">Ici seulement spectre de la lumière car déjà lourd.</text:p>
      <text:p text:style-name="P12">Expérience pour illustrer ce cours, utilisation de Beer-Lambert pour remonter à une concentration.</text:p>
      <text:p text:style-name="P12"><text:span text:style-name="T1">Objectif</text:span> : Savoir analyser un spectre et en tirer des informations quantitatives</text:p>
      <text:p text:style-name="P12"><text:span text:style-name="T1">Difficultés</text:span>: - Bien savoir quels sont les états initiaux et finaux, faire schéma pour comprendre le sens que l’on étudie.</text:p>
      <text:p text:style-name="P12"><text:tab/> <text:s text:c="6"/>- Unités : eV, K.. Faire des AN avec rappel des unités</text:p>
      <text:p text:style-name="P12">TP : Utilisation de différentes lampes spectrales + détermination de leur spectre ou pyromètre optique</text:p>
      <text:p text:style-name="P12">TD : Etude atmosphère d’étoile, lien avec la bio pigments des plantes.</text:p>
      <text:p text:style-name="P12"/>
      <text:p text:style-name="P8">Introduction</text:p>
      <text:p text:style-name="P12">Spectre : description d’un signal par les fréquences ou les longueurs d’onde qui le composent</text:p>
      <text:p text:style-name="P12">Lumière visible : onde EM dont la longueur d'onde est comprise dans la gamme du visible (entre 400nm et 800 nm)</text:p>
      <text:p text:style-name="P12">Spectre de la lumière (1670) (Slide) Newton : prisme + décomposition de la lumière à travers le prisme</text:p>
      <text:p text:style-name="P12">Spectre de la lumière : figure colorée lors du passage de la lumière à travers un prisme ou un réseau.</text:p>
      <text:p text:style-name="P12">A quoi ça sert ?</text:p>
      <text:p text:style-name="P12"/>
      <text:list xml:id="list1297468234" text:style-name="L1">
        <text:list-item>
          <text:p text:style-name="P19">Spectre d'émission</text:p>
          <text:p text:style-name="P30"><text:a xlink:type="simple" xlink:href="http://www.ostralo.net/3_animations/animations_phys_optique.htm" text:style-name="Internet_20_link" text:visited-style-name="Visited_20_Internet_20_Link"><text:span text:style-name="T21">http://www.ostralo.net/3_animations/animations_phys_optique.htm</text:span></text:a><text:span text:style-name="T21"> </text:span></text:p>
        </text:list-item>
      </text:list>
      <text:p text:style-name="P2"><text:span text:style-name="T19">si animation ne fonctionne pas :</text:span><text:a xlink:type="simple" xlink:href="https://www.youtube.com/watch?v=n-O7ZIwjbt4" text:style-name="Internet_20_link" text:visited-style-name="Visited_20_Internet_20_Link"><text:span text:style-name="T21">https://www.youtube.com/watch?v=n-O7ZIwjbt4</text:span></text:a><text:span text:style-name="T21"> </text:span></text:p>
      <text:list xml:id="list100809269509877" text:continue-numbering="true" text:style-name="L1">
        <text:list-header>
          <text:p text:style-name="P19">A. Spectre continu</text:p>
        </text:list-header>
      </text:list>
      <text:p text:style-name="P12"><text:span text:style-name="T6">exp</text:span><text:span text:style-name="T5"> : Décomposition d'une lampe quartz-iode : source/diaphragmme/lentille convergente/prisme ou réseau / écran</text:span></text:p>
      <text:p text:style-name="P12">On pourrait se demander si ce n'est pas le verre qui fait apparaître ces couleurs</text:p>
      <text:p text:style-name="P12">Slide expérience 2 de Newton avec deux prismes. C'est bien dans la lumière blanche que sont toutes ces radiations.</text:p>
      <text:p text:style-name="P12">On parle de lumière polychromatique = composée de plusieurs longueurs d'onde, exemple : la lumière blanche </text:p>
      <text:p text:style-name="P12">Source monochromatique : exemple laser.</text:p>
      <text:p text:style-name="P12">Spectre continu : comporte toutes les longueurs d'ondes du visible, c'est pourquoi on voit la lumière blanche.</text:p>
      <text:p text:style-name="P12"/>
      <text:p text:style-name="P8"><text:tab/>B. Spectre de raies d'émission</text:p>
      <text:p text:style-name="P12"><text:span text:style-name="T6">Exp</text:span> : Spectre d'une lampe Hg :</text:p>
      <text:p text:style-name="P12">On voit que le spectre n'est pas continu, il n'y a qu'une partie des longueurs d'onde du visible, il s'agit d'un spectre de raie.</text:p>
      <text:p text:style-name="P12">Explication :</text:p>
      <text:p text:style-name="P12">Quantification de l'énergie des atomes (Niels Bohr 1913)</text:p>
      <text:p text:style-name="P12">Slide diagramme → état fondamental, état excité</text:p>
      <text:p text:style-name="P12">→ phénomène d'émission, on passe de Eexcité à Efond =&gt; émission d'un photon ΔE=hc/λ </text:p>
      <text:p text:style-name="P12">h constante de Planck = 6,63*10^<text:span text:style-name="T2">-34</text:span> Js</text:p>
      <text:p text:style-name="P12"><text:span text:style-name="T6">exp</text:span> : spectre d'émission sur spid HR d'une lampe Hg</text:p>
      <text:p text:style-name="P12">Spectre d'émission car c'est la lumière qui est émise par l'élément présent sous forme de gaz dans la lampe spectrale.</text:p>
      <text:p text:style-name="P12">Un spectre de raies d’émission est la signature d’un élément chimique. </text:p>
      <text:p text:style-name="P12">On peut remonter aux λ, et comparer aux ΔE théorique.</text:p>
      <text:p text:style-name="P2"><text:span text:style-name="T7">Exp</text:span><text:span text:style-name="T19"> : lampe à Hg, compa raison raie théorique/détectée/ (</text:span><text:a xlink:type="simple" xlink:href="http://www.chimix.com/an13/kine13/B55.html" text:style-name="Internet_20_link" text:visited-style-name="Visited_20_Internet_20_Link"><text:span text:style-name="T20">http://www.chimix.com/an13/kine13/B55.html</text:span></text:a><text:span text:style-name="T20"> </text:span><text:span text:style-name="T19">pour les données )</text:span></text:p>
      <text:p text:style-name="P12"/>
      <text:p text:style-name="P12"><text:span text:style-name="T12">Transition</text:span> : slide spectre du Soleil : raies noires sur fond coloré, pourquoi ?</text:p>
      <text:p text:style-name="P12"><text:soft-page-break/></text:p>
      <text:list xml:id="list2956941510" text:style-name="L2">
        <text:list-item>
          <text:p text:style-name="P20">Spectres d'absorptions</text:p>
          <text:p text:style-name="P20"/>
        </text:list-item>
      </text:list>
      <text:list xml:id="list1529766177" text:style-name="L3">
        <text:list-header>
          <text:p text:style-name="P21">A. Composition d'une étoile</text:p>
        </text:list-header>
      </text:list>
      <text:p text:style-name="P12">→ Phénomène d'absorption, on passe de E<text:span text:style-name="T8">fond</text:span> à E<text:span text:style-name="T8">excité</text:span> par absorption d'un photon ΔE=hc/λ</text:p>
      <text:p text:style-name="P12">Animation : Comparaison des spectres d’émission et d’absorption d’un élément. On récupère tout sauf ce que l’élément a absorbé. Les deux spectres sont complémentaires.</text:p>
      <text:p text:style-name="P12">(http://www.ostralo.net/3_animations/animations_phys_optique.htm spectres_abs_em.swf)</text:p>
      <text:p text:style-name="P12">On peut utiliser ça pour déterminer l'atmosphère d'une étoile</text:p>
      <text:p text:style-name="P12">Pour le soleil on a : soleil = source polychromatique continue. La lumière émise par le soleil doit traverser les couches de gaz = atmosphère du soleil. Les éléments qui constituent l'atmosphère absorbent une partie du rayonnement du soleil. D'où les raies manquantes</text:p>
      <text:p text:style-name="P12">On peut donc remonter à la composition du soleil. Slide, avec les spectres affichés, on peut déduire que le soleil est constitué entre autres de H et He.</text:p>
      <text:p text:style-name="P6"><text:span text:style-name="T5">Animation : </text:span>Logiciel « Analyse spectrale » : http://www.physagreg.fr/animations.php <text:span text:style-name="T5">analyse atmosphère d'une étoile.</text:span></text:p>
      <text:p text:style-name="P12"/>
      <text:p text:style-name="P12"><text:span text:style-name="T12">Transition</text:span> : On parle pour l'instant d'absorption pour un atome, c'est aussi le cas des molécules et solutions. </text:p>
      <text:p text:style-name="P12"/>
      <text:p text:style-name="P8"><text:tab/>B. Loi de Beer- Lambert</text:p>
      <text:p text:style-name="P12">Slide spectre de KmnO<text:span text:style-name="T3">4</text:span><text:span text:style-name="T10">, spectre d'une espèce.</text:span></text:p>
      <text:p text:style-name="P16">Plus une solution à d'espèce dissoute plus la probabilité d'absorption augmente → Vérification expérimentale</text:p>
      <text:p text:style-name="P12"><text:span text:style-name="T6">Exp</text:span> : mesure de concentration d’un solution de KMnO<text:span text:style-name="T3">4</text:span></text:p>
      <text:p text:style-name="P4"><text:a xlink:type="simple" xlink:href="https://phet.colorado.edu/sims/html/beers-law-lab/latest/beers-law-lab_fr.html" text:style-name="Internet_20_link" text:visited-style-name="Visited_20_Internet_20_Link"><text:span text:style-name="T11">https://phet.colorado.edu/sims/html/beers-law-lab/latest/beers-law-lab_fr.html</text:span></text:a><text:span text:style-name="T11"> <text:s/>(Trop bien!!!!!)</text:span><text:span text:style-name="T4"> </text:span><text:span text:style-name="T11"><text:s/>+ montrer image vrai spectrophotomètre.</text:span></text:p>
      <text:p text:style-name="P12">En préparation : courbe A=f(C) pour des solutions de concentrations connues. Toutes les mesures faites à λmax = 525 nm pour être le plus précis possible et blanc effectué pendant préparation.</text:p>
      <text:p text:style-name="P12">A<text:span text:style-name="T3">mesurée</text:span> =0,521</text:p>
      <text:p text:style-name="P12">Incertitude sur le curseur, C= 260*10^-6 M</text:p>
      <text:p text:style-name="P12">Avec régression linéaire, on a ε. On peut calculer C avec les incertitudes. [KMnO4] = 2,6 ± 0,1 * 10-4 M</text:p>
      <text:p text:style-name="P12">Technique utilisée en industrie</text:p>
      <text:p text:style-name="P12"/>
      <text:p text:style-name="P8"><text:tab/>Conclusion</text:p>
      <text:p text:style-name="P12">Slide Bilan</text:p>
      <text:p text:style-name="P12">Ouverture : spectre IR, onde accoustique ..</text:p>
      <text:p text:style-name="P12"/>
      <text:p text:style-name="P12">Si spectres sonores, on peut faire un plan de ce type : </text:p>
      <text:p text:style-name="P12">Niveau : TS pour les ondes sonores</text:p>
      <text:p text:style-name="P6"><text:span text:style-name="T5">Prérequis en plus : </text:span>onde progressive sinusoïdale, double périodicité, onde sonore, (TS)</text:p>
      <text:p text:style-name="P8"/>
      <text:p text:style-name="P8"><text:tab/>I – Spectre de la lumière </text:p>
      <text:p text:style-name="P8"><text:tab/>A) Décomposition de la lumière</text:p>
      <text:p text:style-name="P12">Expérience historique de Newton : 1666 décomposition de la lumière blanche. Description de l’expérience et décomposition du blanc (pour l’instant 1 seul prisme). </text:p>
      <text:p text:style-name="P12">Exp : decompositon de la lumière d'une source quartz-iode</text:p>
      <text:p text:style-name="P12">On pourrait se demander si ce n’est pas le verre qui fait apparaître ces couleurs. Expérience de Newton avec 2 prismes. C’est bien dans la lumière blanche que sont toutes ces radiations. </text:p>
      <text:p text:style-name="P12"/>
      <text:p text:style-name="P12">Définition : Un spectre, c’est l’image que l’on obtient en décomposant cette lumière à l’aide d’un prisme. </text:p>
      <text:p text:style-name="P12"/>
      <text:p text:style-name="P6"><text:span text:style-name="T14"><text:tab/>B) Spectres d’émission, d’absorption</text:span><text:span text:style-name="T5"> </text:span></text:p>
      <text:p text:style-name="P12"><text:span text:style-name="T12">Spectre continu</text:span> : Bande unique contenant une infinité de radiations. </text:p>
      <text:p text:style-name="P12"><text:span text:style-name="T12">Spectre discret</text:span> : spectre contenant un nombre fini de radiations. </text:p>
      <text:p text:style-name="P12">Animation : Comparaison des spectres d’émission et d’absorption d’un élément. (http://www.ostralo.net/3_animations/animations_phys_optique.htm spectres_abs_em.swf). </text:p>
      <text:p text:style-name="P12">Un spectre de raies d’émission est la signature d’un élément chimique. Puis montrer sur l’animation le spectre d’absorption. Un élément ne peut absorber que la lumière qu’il est capable d’émettre. </text:p>
      <text:p text:style-name="P8"/>
      <text:p text:style-name="P8"><text:tab/>C) Caractérisation d’une étoile</text:p>
      <text:p text:style-name="P12">Slide couleur corps noir en fonction de la température. </text:p>
      <text:p text:style-name="P12">Approximation : Betelgeuse λmax = 800 nm, Deneb λmax = 400 nm. </text:p>
      <text:p text:style-name="P12">Loi de Wien:</text:p>
      <text:p text:style-name="P12">TBételgeuse = 3600 K (https://fr.wikipedia.org/wiki/B%C3%A9telgeuse) </text:p>
      <text:p text:style-name="P12"><text:soft-page-break/>TDeneb = 8700 K (https://fr.wikipedia.org/wiki/Deneb) </text:p>
      <text:p text:style-name="P12">(avec le calcul on trouve 7200 K mais c’est parce que on ne peut pas voir le maximum d’absorption de Deneb nous puisqu’il est dans l’UV. </text:p>
      <text:p text:style-name="P12">Détermination de la composition de l’atmosphère d'une étoile cf plan 1.</text:p>
      <text:p text:style-name="P12"><text:s/></text:p>
      <text:p text:style-name="P6"><text:span text:style-name="T13">Transition</text:span><text:span text:style-name="T5"> : Newton a essayé de trouver une analogie entre les couleurs et les notes de la gamme. (la couleur dans tous ses éclats, B. Valeur) S</text:span></text:p>
      <text:p text:style-name="P12">Spectres de la lumière et du son (Physique Chimie 1re STI2D STL, Nathan) </text:p>
      <text:p text:style-name="P12"/>
      <text:p text:style-name="P8"><text:tab/>II – Spectre acoustique </text:p>
      <text:p text:style-name="P8"><text:tab/>A) Décomposition d’un son </text:p>
      <text:p text:style-name="P12"><text:span text:style-name="T6">exp</text:span> : Enregistrement spectre du diapason, microphone, carte d'acquisition, latispro. Mesure en direct de sa fréquence. </text:p>
      <text:p text:style-name="P4"><text:a xlink:type="simple" xlink:href="https://www.youtube.com/watch?v=yQutWNGOwBc" text:style-name="Internet_20_link" text:visited-style-name="Visited_20_Internet_20_Link"><text:span text:style-name="T21">https://www.youtube.com/watch?v=yQutWNGOwBc</text:span></text:a><text:span text:style-name="T21"> <text:s/>(à partir de 2min)</text:span></text:p>
      <text:p text:style-name="P4"><text:a xlink:type="simple" xlink:href="https://www.sciences.univ-nantes.fr/sites/genevieve_tulloue/Ondes/general/synthese.html" text:style-name="Internet_20_link" text:visited-style-name="Visited_20_Internet_20_Link"><text:span text:style-name="T21">https://www.sciences.univ-nantes.fr/sites/genevieve_tulloue/Ondes/general/synthese.html</text:span></text:a><text:span text:style-name="T21"> </text:span></text:p>
      <text:p text:style-name="P12">F = 440 Hz « C’est un son pur » : analogie avec le laser monochromatique. </text:p>
      <text:p text:style-name="P12">Avec la flute =&gt; « son complexe » : analogie avec la lampe blanche. </text:p>
      <text:p text:style-name="P12">Slide spectre Guitare p45 Hachette TS enseignement spécifique</text:p>
      <text:p text:style-name="P17"><text:span text:style-name="T17">→ </text:span>Le son produit par un instrument de musique comme une guitare est périodique, mais pas sinusoïdal </text:p>
      <text:p text:style-name="P12">Slide : Fourier, def harmoniques et fondamental. </text:p>
      <text:p text:style-name="P12">En 1822, le mathématicien français Joseph FOURIER a montré que tout signal périodique de fréquence f 1 peut être décomposé en une somme de signaux sinusoïdaux de fréquences f n multiples de f 1. Ces signaux sinusoïdaux sont appelés harmoniques. L’analyse spectrale d’un son permet d’en obtenir le spectre en fréquences.</text:p>
      <text:p text:style-name="P17"><text:span text:style-name="T18">Définition</text:span><text:span text:style-name="T17"> : </text:span>Le spectre en fréquences d’un son est la représentation graphique de l’amplitude de ses composantes sinusoïdales en fonction de la fréquence. </text:p>
      <text:p text:style-name="P12"/>
      <text:p text:style-name="P8"><text:tab/>B) Analyse spectrale d’un son</text:p>
      <text:p text:style-name="P8"><text:span text:style-name="T5">f</text:span><text:span text:style-name="T9">1 </text:span><text:span text:style-name="T5">est la fréquence fondamentale.</text:span></text:p>
      <text:p text:style-name="P8"><text:span text:style-name="T5">f </text:span><text:span text:style-name="T9">n</text:span><text:span text:style-name="T5"> = nf1 avec n ∈N* Les fréquences f</text:span><text:span text:style-name="T9">n</text:span><text:span text:style-name="T5"> sont les fréquences harmoniques de rang n du son. </text:span></text:p>
      <text:p text:style-name="P12">Une transformée de Fourier permet d’obtenir un spectre en fréquence, image de la contribution relative des fréquences dans le son. </text:p>
      <text:p text:style-name="P12">Un son pur ne fait donc apparaître qu’un seul pic de fréquence sur son spectre : la fréquence fondamentale f<text:span text:style-name="T8">1</text:span>. Un son complexe fait apparaître la fréquence fondamentale f<text:span text:style-name="T8">1</text:span> et les fréquences harmoniques suivantes f<text:span text:style-name="T8">n.</text:span> </text:p>
      <text:p text:style-name="P12">Fig 12 p 63 MicromégaTS</text:p>
      <text:p text:style-name="P12">La <text:span text:style-name="T12">hauteur</text:span> d’un son est liée à la fréquence du fondamental. </text:p>
      <text:p text:style-name="P17"><text:span text:style-name="T17">Le </text:span><text:span text:style-name="T18">timbre</text:span><text:span text:style-name="T17"> d’un son est caractérisé par l’intensité relative de des harmoniques, c'</text:span>est la sensation physiologique qui permet de dire si un son est plus grave ou plus aigu qu’un autre son. </text:p>
      <text:p text:style-name="P12">Deux sons de même hauteur émis par deux instruments différents ne sont pas perçus de la même manière, car les harmoniques sont différents. Ces sons ont des timbres différents </text:p>
      <text:p text:style-name="P12">Slide : comparaison des harmoniques : guitare/flute Hachette TS p45.</text:p>
      <text:p text:style-name="P12"/>
      <text:p text:style-name="P8">Conclusion </text:p>
      <text:p text:style-name="P6"><text:span text:style-name="T14">Spectre</text:span><text:span text:style-name="T5"> : représentation de la contribution en énergie des composantes monochromatiques d’une onde (onde sonore, onde électromagnétique ou rayonnement) en fonction de la fréquence (ou de la longueur d’onde) de ces composantes.</text:span></text:p>
      <text:p text:style-name="P12"/>
      <text:p text:style-name="P12"/>
      <text:p text:style-name="P10">Élément imposé </text:p>
      <text:p text:style-name="P10"/>
      <text:p text:style-name="P9"><text:tab/><text:tab/>Si élément imposé loi de Wien<text:span text:style-name="T5"> :</text:span></text:p>
      <text:p text:style-name="P13">Slide (Hachette 2<text:span text:style-name="T2">nd</text:span>) : spectre d'un corps chaud et d'un plus froid</text:p>
      <text:p text:style-name="P5"><text:a xlink:type="simple" xlink:href="https://phet.colorado.edu/sims/html/blackbody-spectrum/latest/blackbody-spectrum_fr.html" text:style-name="Internet_20_link" text:visited-style-name="Visited_20_Internet_20_Link"><text:span text:style-name="T21">https://phet.colorado.edu/sims/html/blackbody-spectrum/latest/blackbody-spectrum_fr.html</text:span></text:a><text:span text:style-name="T21"> </text:span></text:p>
      <text:p text:style-name="P13">→ Plus T augmente, plus le spectre se décale vers les basses longueurs d'onde</text:p>
      <text:p text:style-name="P13">Comment le comprendre ? Approximation : source lumineuse = corps noir</text:p>
      <text:p text:style-name="P13">Corps noir : objet idéal à une température T absorbant toute l’énergie EM qu’il reçoit (pour rester à l'équilibre : émet rayonnement du corps noir) → Loi de Wien : λmax = 2,898*10- 3/T </text:p>
      <text:p text:style-name="P13">Slide Spectre du Soleil =&gt; λmax = 480 nm donc AN : T=6037 K</text:p>
      <text:p text:style-name="P14">En réalité : T=5778K, on a le bon ordre de grandeur. Soleil en réalité n'est pas un corps noir idéal.</text:p>
      <text:p text:style-name="P14"/>
      <text:p text:style-name="P14"><text:tab/><text:tab/><text:span text:style-name="T15">Température d’une ampoule</text:span></text:p>
      <text:p text:style-name="P15">I. Etude des corps chauffés</text:p>
      <text:p text:style-name="P15">A. Le modèle du corps noir</text:p>
      <text:p text:style-name="P15">B. Sources lumineuses usuelles, spectre de différentes lam<text:span text:style-name="T16">pes energie-environnement.ch</text:span></text:p>
      <text:p text:style-name="P15">II. Les spectres aytomiques et l’aspect particulaire de la lumière</text:p>
      <text:p text:style-name="P15">A. Mise en évidence <text:span text:style-name="T16">web-labosims.org</text:span></text:p>
      <text:p text:style-name="P15"><text:soft-page-break/>B. Spectre d’émission</text:p>
      <text:p text:style-name="P15">C. Spectre continus et spectre d’absorption</text:p>
      <text:p text:style-name="P11">Questions</text:p>
      <text:p text:style-name="P18"/>
      <text:list xml:id="list2298212732" text:style-name="L4">
        <text:list-item>
          <text:p text:style-name="P22">Montrer d'abord différent spectre à différent T avant donner loi de Wien. Montrer comment il évolue pour définir λmax</text:p>
        </text:list-item>
        <text:list-item>
          <text:p text:style-name="P22">Filtre anti-calorique ?</text:p>
        </text:list-item>
        <text:list-item>
          <text:p text:style-name="P25">ODG pour montrer que caméra IR <text:s/>permet de voir humain ?</text:p>
        </text:list-item>
        <text:list-item>
          <text:p text:style-name="P26">Matériaux biréfringeant ?quartz, calcite, rubis</text:p>
        </text:list-item>
        <text:list-item>
          <text:p text:style-name="P27">Comment expliquer l’origine du rayonnement d’un corps ? D’où vient-il ?</text:p>
        </text:list-item>
        <text:list-item>
          <text:p text:style-name="P23">D’où vient théoriquement la loi de Wien ? Quelle autre loi est typique du rayonnement</text:p>
        </text:list-item>
        <text:list-item>
          <text:p text:style-name="P24">?</text:p>
        </text:list-item>
        <text:list-item>
          <text:p text:style-name="P24"><text:s/>Comment le filament d’une lampe à incandescence est-il chauffé ?</text:p>
        </text:list-item>
        <text:list-item>
          <text:p text:style-name="P24"><text:s/>Comment fonctionne une DEL ?</text:p>
        </text:list-item>
        <text:list-item>
          <text:p text:style-name="P24"><text:s/>Quelle lampe utilise-t-on en TP pour obtenir une lumière blanche ? Comment fonctionne-t-elle ? A quoi sert le filtre anticalorique ?</text:p>
        </text:list-item>
        <text:list-item>
          <text:p text:style-name="P24">Quelle est la différence entre émissions spontanée et stimulée ? Quel objet utilise l’émission stimulée ?</text:p>
        </text:list-item>
        <text:list-item>
          <text:p text:style-name="P24">Comment fonctionne une lampe spectrale ?</text:p>
        </text:list-item>
        <text:list-item>
          <text:p text:style-name="P24">A quoi ressemble le spectre d’une lampe à vapeur de sodium ?</text:p>
        </text:list-item>
        <text:list-item>
          <text:p text:style-name="P24">Comment fonctionne un spectromètre ?</text:p>
        </text:list-item>
        <text:list-item>
          <text:p text:style-name="P26">Comment caractériser la composition atomique de l’atmosphère terrestre ?</text:p>
        </text:list-item>
      </text:list>
      <text:p text:style-name="P28"/>
      <text:p text:style-name="P29">- Spectres au pluriel, onde sonore ? en parler en ouverture peut-être</text:p>
      <text:p text:style-name="P29">- Corps chauffés, manque explication de origine de rayonnement d’un corps ? atomes formés de particules chargées qui s’agitent, leur agitation forme un rayonnement électromagnétique dont longueur d’onde dépend de leur accélération</text:p>
      <text:p text:style-name="P29">- Comment est chauffé le filament ? par effet Joule</text:p>
      <text:p text:style-name="P29">- Comment fonctionne lampe DEL ? semi conducteur, recombinaison trou electron, un gap donc une couleur</text:p>
      <text:p text:style-name="P29">- Bien réexpliquer photon qu’est ce que c’est</text:p>
      <text:p text:style-name="P29">- Rappeler ce que c’est émission et absorption</text:p>
      <text:p text:style-name="P29">- Lampe utilisée en TP ? Quartz-iode, filament de tungstene se sublime dans ampoule en verre de quartz, iode permet de regénérer tungstène. Utiliser avec filtre anti-calorique pour retirer IR</text:p>
      <text:p text:style-name="P29">- Comment fonctionne détecteur à IR, calcul ‘ordre de grandeur ? peau à 30°C</text:p>
      <text:p text:style-name="P29">- C’est quoi un prisme ? Loi qui donne n en fonction de lambda ? Cauchy (en A+B/lambda²)</text:p>
      <text:p text:style-name="P29">- Qui a découvert décomposition de lumière blanche et quand ? Newton (seul chez lui avec un trou dans son volet) en 1666</text:p>
      <text:p text:style-name="P29">- ODG indices de réfraction classique ? Verre entre 1.3 et 1.5, dépasse rarement 2, eau 1.33, air 1</text:p>
      <text:p text:style-name="P29">- Prisme dans matériaux biréfringeant, que se passe-t-il ? double réfraction 2 figures de décomposition, quels matériaux ? quartz, calcite, glace, rubis - D’où vient loi de Wien ? vient de loi de Planck pour palier à catastrophe ultra-violette</text:p>
      <text:p text:style-name="P29">- Autre loi typique du rayonnement ? Loi de Stefan</text:p>
      <text:p text:style-name="P29">- Différence entre émission spontanée et émission stimulée ?</text:p>
      <text:p text:style-name="P29">- Rappel fonctionnement de lampe spectrale ? Quels atomes ? Métalliques</text:p>
      <text:p text:style-name="P29">- Comment fonctionne spectromètre ? Réseau, loi de Bragg, dans commercial utilise réseau en dent de scie en réflexion - Comment caractérise composition atomique de l’atmosphère terrestre ?</text:p>
      <text:p text:style-name="P29">- Bien préparer spectre signal sonor<text:span text:style-name="T24">e</text:span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31T15:11:02.75</meta:creation-date>
    <dc:date>2021-04-18T10:07:54.023000000</dc:date>
    <meta:editing-duration>PT4H22M11S</meta:editing-duration>
    <meta:editing-cycles>40</meta:editing-cycles>
    <meta:generator>LibreOffice/6.2.8.2$Windows_X86_64 LibreOffice_project/f82ddfca21ebc1e222a662a32b25c0c9d20169ee</meta:generator>
    <meta:document-statistic meta:table-count="0" meta:image-count="0" meta:object-count="0" meta:page-count="4" meta:paragraph-count="173" meta:word-count="2101" meta:character-count="13462" meta:non-whitespace-character-count="11446"/>
  </office:meta>
</office:document-meta>
</file>